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dc9a" officeooo:paragraph-rsid="0013dc9a"/>
    </style:style>
    <style:style style:name="P2" style:family="paragraph" style:parent-style-name="Standard">
      <style:paragraph-properties fo:text-align="justify" style:justify-single-word="false"/>
      <style:text-properties fo:font-size="15pt" style:text-underline-style="none" officeooo:rsid="0013dc9a" officeooo:paragraph-rsid="0013dc9a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style:text-underline-style="none" officeooo:rsid="00160cbe" officeooo:paragraph-rsid="00160cbe" style:font-size-asian="13.1000003814697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style:text-underline-style="none" officeooo:rsid="00199e8f" officeooo:paragraph-rsid="00199e8f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officeooo:rsid="00199e8f" officeooo:paragraph-rsid="00199e8f" style:font-size-asian="13.1000003814697pt" style:font-size-complex="15pt"/>
    </style:style>
    <style:style style:name="P6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officeooo:rsid="001ad8e2" officeooo:paragraph-rsid="00200ac1" style:font-size-asian="13.1000003814697pt" style:font-size-complex="15pt"/>
    </style:style>
    <style:style style:name="P7" style:family="paragraph" style:parent-style-name="Standard">
      <style:text-properties fo:font-size="13pt" officeooo:rsid="0012359a" officeooo:paragraph-rsid="0017fa5e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fo:font-size="13pt" style:text-underline-style="none" officeooo:rsid="0012359a" officeooo:paragraph-rsid="0017fa5e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fo:font-size="13pt" style:text-underline-style="none" officeooo:rsid="0012359a" officeooo:paragraph-rsid="00199e8f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fo:font-size="13pt" style:text-underline-style="none" officeooo:rsid="00199e8f" officeooo:paragraph-rsid="00199e8f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fo:font-size="13pt" style:text-underline-style="none" officeooo:rsid="00199e8f" officeooo:paragraph-rsid="001ad8e2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fo:font-size="13pt" style:text-underline-style="none" officeooo:rsid="00199e8f" officeooo:paragraph-rsid="001c037c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fo:font-size="13pt" style:text-underline-style="none" officeooo:rsid="0013dc9a" officeooo:paragraph-rsid="0013dc9a" style:font-size-asian="13pt" style:font-size-complex="13pt"/>
    </style:style>
    <style:style style:name="P14" style:family="paragraph" style:parent-style-name="Standard">
      <style:paragraph-properties fo:text-align="justify" style:justify-single-word="false"/>
      <style:text-properties fo:font-size="13pt" style:text-underline-style="none" officeooo:rsid="0013dc9a" officeooo:paragraph-rsid="00199e8f" style:font-size-asian="13pt" style:font-size-complex="13pt"/>
    </style:style>
    <style:style style:name="P15" style:family="paragraph" style:parent-style-name="Standard">
      <style:paragraph-properties fo:text-align="justify" style:justify-single-word="false"/>
      <style:text-properties fo:font-size="13pt" style:text-underline-style="none" officeooo:rsid="00160cbe" officeooo:paragraph-rsid="00160cbe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fo:font-size="13pt" style:text-underline-style="none" officeooo:rsid="001ad8e2" officeooo:paragraph-rsid="001ad8e2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fo:font-size="13pt" style:text-underline-style="none" officeooo:rsid="001c037c" officeooo:paragraph-rsid="001c037c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fo:font-size="13pt" style:text-underline-style="none" officeooo:rsid="00200ac1" officeooo:paragraph-rsid="00200ac1" style:font-size-asian="13pt" style:font-size-complex="13pt"/>
    </style:style>
    <style:style style:name="P19" style:family="paragraph" style:parent-style-name="Standard">
      <style:paragraph-properties fo:text-align="justify" style:justify-single-word="false"/>
      <style:text-properties fo:font-size="13pt" style:text-underline-style="none" officeooo:rsid="00200ac1" officeooo:paragraph-rsid="00225d1c" style:font-size-asian="13pt" style:font-size-complex="13pt"/>
    </style:style>
    <style:style style:name="P20" style:family="paragraph" style:parent-style-name="Standard">
      <style:paragraph-properties fo:text-align="justify" style:justify-single-word="false"/>
      <style:text-properties fo:font-size="13pt" style:text-underline-style="none" officeooo:rsid="002189f5" officeooo:paragraph-rsid="002189f5" style:font-size-asian="13pt" style:font-size-complex="13pt"/>
    </style:style>
    <style:style style:name="P21" style:family="paragraph" style:parent-style-name="Standard">
      <style:paragraph-properties fo:text-align="justify" style:justify-single-word="false"/>
      <style:text-properties fo:font-size="13pt" style:text-underline-style="none" officeooo:rsid="00225d1c" officeooo:paragraph-rsid="00225d1c" style:font-size-asian="13pt" style:font-size-complex="13pt"/>
    </style:style>
    <style:style style:name="P22" style:family="paragraph" style:parent-style-name="Standard">
      <style:paragraph-properties fo:text-align="justify" style:justify-single-word="false"/>
      <style:text-properties fo:font-size="13pt" style:text-underline-style="none" officeooo:rsid="00236999" officeooo:paragraph-rsid="00236999" style:font-size-asian="13pt" style:font-size-complex="13pt"/>
    </style:style>
    <style:style style:name="P23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2189f5" officeooo:paragraph-rsid="002189f5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225d1c" officeooo:paragraph-rsid="00225d1c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255469" officeooo:paragraph-rsid="00255469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236999" officeooo:paragraph-rsid="00236999" style:font-size-asian="12.25pt" style:font-size-complex="14pt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officeooo:rsid="00199e8f"/>
    </style:style>
    <style:style style:name="T3" style:family="text">
      <style:text-properties officeooo:rsid="001d964a"/>
    </style:style>
    <style:style style:name="T4" style:family="text">
      <style:text-properties officeooo:rsid="002189f5"/>
    </style:style>
    <style:style style:name="T5" style:family="text">
      <style:text-properties officeooo:rsid="00225d1c"/>
    </style:style>
    <style:style style:name="T6" style:family="text">
      <style:text-properties officeooo:rsid="002508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1"/><text:span text:style-name="T1">HIVE COMMANDS</text:span></text:p>
      <text:p text:style-name="P5"/>
      <text:p text:style-name="P5">Dated 09Jan17:</text:p>
      <text:p text:style-name="P5"/>
      <text:p text:style-name="P9">create table <text:span text:style-name="T2">txnrecords</text:span>(<text:span text:style-name="T2">txnno</text:span> <text:span text:style-name="T2">INT</text:span>, <text:span text:style-name="T2">txndate</text:span> STRING, <text:span text:style-name="T2">custno</text:span> <text:span text:style-name="T2">INT</text:span>, <text:span text:style-name="T2">amount</text:span> DOUBLE, <text:s/><text:span text:style-name="T2">category</text:span> <text:span text:style-name="T2">STRING</text:span>, <text:span text:style-name="T2">product</text:span> <text:span text:style-name="T2">STRING</text:span>, <text:span text:style-name="T2">city</text:span> <text:span text:style-name="T2">STRING</text:span>, <text:span text:style-name="T2">state</text:span> <text:span text:style-name="T2">STRING</text:span>, <text:span text:style-name="T2">spendby </text:span><text:s/><text:span text:style-name="T2">STRING</text:span>)</text:p>
      <text:p text:style-name="P10">row format delimited</text:p>
      <text:p text:style-name="P10">fields terminated by ‘,’</text:p>
      <text:p text:style-name="P10">stored as textfile;</text:p>
      <text:p text:style-name="P10"/>
      <text:p text:style-name="P9">create table <text:span text:style-name="T2">customer</text:span>(<text:span text:style-name="T2">custno</text:span> <text:span text:style-name="T2">INT</text:span>, <text:span text:style-name="T2">firstname</text:span> STRING, <text:span text:style-name="T2">lastname</text:span> <text:span text:style-name="T2">STRING</text:span>, <text:span text:style-name="T2">age</text:span> <text:span text:style-name="T2">INT</text:span>, <text:span text:style-name="T2">profession</text:span> <text:span text:style-name="T2">STRING)</text:span></text:p>
      <text:p text:style-name="P10">row format delimited</text:p>
      <text:p text:style-name="P10">fields terminated by ‘,’</text:p>
      <text:p text:style-name="P10">stored as textfile;</text:p>
      <text:p text:style-name="P10"/>
      <text:p text:style-name="P10">load data local inpath ‘/home/hduser/txns1.txt’ overwrite into table txnrecords;</text:p>
      <text:p text:style-name="P10">load data local inpath ‘/home/hduser/custs’ overwrite into table customer;</text:p>
      <text:p text:style-name="P10"/>
      <text:p text:style-name="P14">select * from customer where profession='Teacher';</text:p>
      <text:p text:style-name="P14"/>
      <text:p text:style-name="P14">describe extended customer;</text:p>
      <text:p text:style-name="P14"/>
      <text:p text:style-name="P14">describe customer;</text:p>
      <text:p text:style-name="P5"/>
      <text:p text:style-name="P5">Dated 10Jan17:<text:span text:style-name="T6">NYSE usecase:</text:span></text:p>
      <text:p text:style-name="P4"/>
      <text:p text:style-name="P7">Create stock;</text:p>
      <text:p text:style-name="P7"/>
      <text:p text:style-name="P7">use stock;</text:p>
      <text:p text:style-name="P8"/>
      <text:p text:style-name="P8">create table stock(exchangeName STRING, stocksymbol STRING, stockdate DATE, stockpriceopen DOUBLE, stockpricehigh DOUBLE, stockpricelow DOUBLE, stockpriceclose DOUBLE, stockvolume BIGINT, stockpriceadjclose DOUBLE)</text:p>
      <text:p text:style-name="P10">row format delimited</text:p>
      <text:p text:style-name="P10">fields terminated by ‘,’</text:p>
      <text:p text:style-name="P10">stored as textfile;</text:p>
      <text:p text:style-name="P13"/>
      <text:p text:style-name="P13">set hive.cli.print.current.db=true;</text:p>
      <text:p text:style-name="P13"/>
      <text:p text:style-name="P13">quit;</text:p>
      <text:p text:style-name="P13"/>
      <text:p text:style-name="P15"><text:soft-page-break/>insert overwrite local directory '/home/hduser/stockvolume/totalvol' row format delimited fields terminated by ','</text:p>
      <text:p text:style-name="P16">select stocksymbol,sum(stockvolume)from stock group by stocksymbol;</text:p>
      <text:p text:style-name="P13"/>
      <text:p text:style-name="P13"/>
      <text:p text:style-name="P15">insert overwrite local directory '/home/hduser/stockvolume/variance' row format delimited fields terminated by ','</text:p>
      <text:p text:style-name="P15">select stocksymbol, max((stockpricehigh-stockpricelow)/stockpricelow * 100) as result from stock group by stocksymbol order by result desc;</text:p>
      <text:p text:style-name="P3"/>
      <text:p text:style-name="P25">ASSIGN:</text:p>
      <text:p text:style-name="P25"/>
      <text:p text:style-name="P16">create database retail2;</text:p>
      <text:p text:style-name="P16"/>
      <text:p text:style-name="P16">use retail2;</text:p>
      <text:p text:style-name="P16"/>
      <text:p text:style-name="P16"><text:span text:style-name="T3">create table</text:span> salespeople (snum INT, sname STRING, city STRING, comm <text:s/>DECIMAL<text:span text:style-name="T3">(4,2)</text:span>)</text:p>
      <text:p text:style-name="P11">row format delimited</text:p>
      <text:p text:style-name="P11">fields terminated by ‘,’</text:p>
      <text:p text:style-name="P11">stored as textfile;</text:p>
      <text:p text:style-name="P11"/>
      <text:p text:style-name="P16">CREATE TABLE customer (</text:p>
      <text:p text:style-name="P16">cnum INT,</text:p>
      <text:p text:style-name="P16">cname STRING,</text:p>
      <text:p text:style-name="P16">city STRING,</text:p>
      <text:p text:style-name="P16">rating INT,</text:p>
      <text:p text:style-name="P16">snum INT)</text:p>
      <text:p text:style-name="P11">row format delimited</text:p>
      <text:p text:style-name="P11">fields terminated by ‘,’</text:p>
      <text:p text:style-name="P11">stored as textfile;</text:p>
      <text:p text:style-name="P11"/>
      <text:p text:style-name="P17">CREATE TABLE orders (</text:p>
      <text:p text:style-name="P17">onum INT,</text:p>
      <text:p text:style-name="P17">amt DECIMAL<text:span text:style-name="T3">(7,2)</text:span>,</text:p>
      <text:p text:style-name="P17">odate Date,</text:p>
      <text:p text:style-name="P17">cnum INT)</text:p>
      <text:p text:style-name="P12">row format delimited</text:p>
      <text:p text:style-name="P12">fields terminated by ‘,’</text:p>
      <text:p text:style-name="P12">stored as textfile;</text:p>
      <text:p text:style-name="P11"/>
      <text:p text:style-name="P11"/>
      <text:p text:style-name="P6">Dated 11Jan17: <text:span text:style-name="T5">COMPLEX DATATYPES AND EXTERNAL TABLES:</text:span></text:p>
      <text:p text:style-name="P6"/>
      <text:p text:style-name="P18">create <text:span text:style-name="T6">database </text:span>complex;</text:p>
      <text:p text:style-name="P18"><text:soft-page-break/></text:p>
      <text:p text:style-name="P18">use complex;</text:p>
      <text:p text:style-name="P18"/>
      <text:p text:style-name="P19"/>
      <text:p text:style-name="P24">1. ARRAY</text:p>
      <text:p text:style-name="P19"/>
      <text:p text:style-name="P19"><text:span text:style-name="T5">create table tab7(id int, name string, sal bigint, sub array&lt;string&gt;, city string) row format delimited fields terminated by ',' collection items terminated by '$';</text:span></text:p>
      <text:p text:style-name="P19"><text:span text:style-name="T5"><text:s/></text:span></text:p>
      <text:p text:style-name="P21">load data local inpath '/home/hduser/arrayfile' overwrite into table tab7;</text:p>
      <text:p text:style-name="P20"/>
      <text:p text:style-name="P21">select * from tab7;</text:p>
      <text:p text:style-name="P20"/>
      <text:p text:style-name="P21">select * from tab7 where id=1;</text:p>
      <text:p text:style-name="P20"/>
      <text:p text:style-name="P21">select id, name, sal, sub[2] from tab7;</text:p>
      <text:p text:style-name="P21"/>
      <text:p text:style-name="P24">2. MAP</text:p>
      <text:p text:style-name="P20"/>
      <text:p text:style-name="P21">create table tab10(id int, name string, sal bigint, sub array&lt;string&gt;, dud map&lt;string,int&gt;, city string) row format delimited fields terminated by ',' collection items terminated by '$' map keys terminated by '#';</text:p>
      <text:p text:style-name="P20"/>
      <text:p text:style-name="P20">load data local inpath '/home/hduser/mapfile' overwrite into table tab10;</text:p>
      <text:p text:style-name="P20"/>
      <text:p text:style-name="P20">select * from tab10;</text:p>
      <text:p text:style-name="P20"/>
      <text:p text:style-name="P20">select dud["pf"] from tab10;</text:p>
      <text:p text:style-name="P20"/>
      <text:p text:style-name="P20">select dud["pf"],dud["epf"] from tab10;</text:p>
      <text:p text:style-name="P20"/>
      <text:p text:style-name="P23">3. STRUCT</text:p>
      <text:p text:style-name="P23"/>
      <text:p text:style-name="P20">create table tab11(id int, name string, sal bigint, sub array&lt;string&gt;, dud map&lt;string,int&gt;, addr struct&lt;city:string,state:string,pin:bigint&gt;) row format delimited fields terminated by ',' collection items terminated by '$' map keys terminated by '#';</text:p>
      <text:p text:style-name="P20"/>
      <text:p text:style-name="P20">load data local inpath '/home/hduser/structfile' overwrite into table tab11;</text:p>
      <text:p text:style-name="P20"/>
      <text:p text:style-name="P20">select * from tab11;</text:p>
      <text:p text:style-name="P20"/>
      <text:p text:style-name="P20">select * from tab11 where addr.state="ap";</text:p>
      <text:p text:style-name="P20"/>
      <text:p text:style-name="P20"/>
      <text:p text:style-name="P26"/>
      <text:p text:style-name="P26"><text:soft-page-break/></text:p>
      <text:p text:style-name="P26">EXTERNAL TABLES:</text:p>
      <text:p text:style-name="P20"/>
      <text:p text:style-name="P22">hadoop fs -mkdir /user/training</text:p>
      <text:p text:style-name="P22"/>
      <text:p text:style-name="P22">hadoop fs -put custs /user/training</text:p>
      <text:p text:style-name="P22"/>
      <text:p text:style-name="P22">hadoop fs -ls /user/training</text:p>
      <text:p text:style-name="P22"/>
      <text:p text:style-name="P20">create external table customer(custno string, firstname string, lastname string, age int, profession string) row format delimited fields terminated by ',' stored as textfile location '/user/training';</text:p>
      <text:p text:style-name="P20"/>
      <text:p text:style-name="P22">select * from customer;</text:p>
      <text:p text:style-name="P22"/>
      <text:p text:style-name="P22">desc extended customer;</text:p>
      <text:p text:style-name="P22"/>
      <text:p text:style-name="P22">show tables;</text:p>
      <text:p text:style-name="P22"/>
      <text:p text:style-name="P22">drop table customer;</text:p>
      <text:p text:style-name="P22"/>
      <text:p text:style-name="P22">show tables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8:18:50.343636766</meta:creation-date>
    <dc:date>2017-01-11T22:43:42.193999751</dc:date>
    <meta:editing-duration>PT31M2S</meta:editing-duration>
    <meta:editing-cycles>8</meta:editing-cycles>
    <meta:generator>LibreOffice/5.1.4.2$Linux_x86 LibreOffice_project/10m0$Build-2</meta:generator>
    <meta:document-statistic meta:table-count="0" meta:image-count="0" meta:object-count="0" meta:page-count="4" meta:paragraph-count="83" meta:word-count="468" meta:character-count="3563" meta:non-whitespace-character-count="3122"/>
  </office:meta>
</office:document-meta>
</file>